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margin-top="0.494cm" fo:margin-bottom="0.494cm" fo:line-height="100%" fo:text-align="center"/>
    </style:style>
    <style:style style:name="P2" style:family="paragraph">
      <style:paragraph-properties fo:margin-top="0.494cm" fo:margin-bottom="0.494cm" fo:line-height="100%" fo:text-align="center"/>
      <style:text-properties style:font-name="Times New Roman" fo:font-size="24pt" fo:language="en" fo:country="US" fo:font-weight="bold" style:font-name-asian="Times New Roman1" style:font-size-asian="24pt" style:language-asian="el" style:country-asian="GR" style:font-weight-asian="bold" style:font-name-complex="Times New Roman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Liberation Sans1" fo:font-size="20pt" style:font-size-asian="20pt" style:font-size-complex="20pt"/>
    </style:style>
    <style:style style:name="T1" style:family="text">
      <style:text-properties style:font-name="Times New Roman" fo:font-size="24pt" fo:language="en" fo:country="US" fo:font-weight="bold" style:font-name-asian="Times New Roman1" style:font-size-asian="24pt" style:language-asian="el" style:country-asian="GR" style:font-weight-asian="bold" style:font-name-complex="Times New Roman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letter-kerning="true" style:font-name-asian="Times New Roman1" style:font-size-asian="26pt" style:language-asian="el" style:country-asian="GR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a" style:font-name="Liberation Sans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6cm" svg:x="1.4cm" svg:y="0.6cm" presentation:class="title">
          <draw:text-box>
            <text:p text:style-name="P1"><text:span text:style-name="T1">Richard Hamming - “You and Your Research”</text:span>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Homework 1, Research Methods and Project Management</text:p>
            <text:p/>
            <text:p><text:span text:style-name="T2">Ladislav Šulák (xsulak04@stud.fit.vutbr.cz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hinking and approaches, 1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He asked questions “Why, What it’s the difference? How did you come to do this?” He was reading many autobiographies.</text:p>
              </text:list-item>
              <text:list-item>
                <text:p>Bell labs with other known people like Shannon</text:p>
              </text:list-item>
              <text:list-item>
                <text:p>Repetition successes vs only 1 good thing during the life</text:p>
              </text:list-item>
              <text:list-item>
                <text:p>Prepared mind sooner or later finds something important and does it, so it could be said that there is a luck. And courage. Age. Working conditions.</text:p>
              </text:list-item>
              <text:list-item>
                <text:p>Defect → asset (when scientists couldn’t do a problem they finally starting to study “why not”)</text:p>
              </text:list-item>
              <text:list-item>
                <text:p>Knowledge+productivity. Learn &gt;&gt; Things you can do &gt;&gt; Opportunities</text:p>
              </text:list-item>
              <text:list-item>
                <text:p>Hard work must be applied sensibly and reasonabl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hinking and approaches, 2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ubconscious = hard work &gt; attention &gt; thoughts &gt;, creativity</text:p>
              </text:list-item>
              <text:list-item>
                <text:p><text:span text:style-name="T3">What are the important problems in my field? Important problems → important work (+a good idea). Most scientists have 10-20 important problems and they are looking for an attack. Drop other things, neglect things. </text:span></text:p>
              </text:list-item>
              <text:list-item>
                <text:p><text:span text:style-name="T3">Opportunity doesn’t work out, never mind - hit more.</text:span></text:p>
              </text:list-item>
              <text:list-item>
                <text:p><text:span text:style-name="T3">Presentation – importance, background and survey, not detailed results and technical stuff</text:span></text:p>
              </text:list-item>
              <text:list-item>
                <text:p><text:span text:style-name="T3">Success != Fame</text:span></text:p>
              </text:list-item>
              <text:list-item>
                <text:p><text:span text:style-name="T3">Don’t fight with the system, learn to work with it + take the advantages</text:span></text:p>
              </text:list-item>
              <text:list-item>
                <text:p><text:span text:style-name="T3">Ego. Don’t do things your way at all cost. People around are important!</text:span></text:p>
              </text:list-item>
              <text:list-item>
                <text:p><text:span text:style-name="T3">Dressing. You should dress according to the expectations of the audience spoken t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hinking and approaches, 3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ighting a system vs doing first-class job.</text:p>
              </text:list-item>
              <text:list-item>
                <text:p>Focus on positive, not negative things</text:p>
              </text:list-item>
              <text:list-item>
                <text:p>If you want, tell alibi to other people, but don’t kid yourself and also be honest to yourself. </text:p>
              </text:list-item>
              <text:list-item>
                <text:p>You need to know yourself, weaknesses and strengths.</text:p>
              </text:list-item>
              <text:list-item>
                <text:p>Be carefull about “sound absorbers” - they won’t use good ideas, they won’t stimulate you.</text:p>
              </text:list-item>
              <text:list-item>
                <text:p>Don’t close the doors, talk with people, but choose wisely to whom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ard work, talent, but no succes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Work on important problems!</text:p>
              </text:list-item>
              <text:list-item>
                <text:p>Be emotionally involved!</text:p>
              </text:list-item>
              <text:list-item>
                <text:p>Try and change, adapt! No alibis to yourself!</text:p>
              </text:list-item>
              <text:list-item>
                <text:p>Stop saying that it is a matter of luck!</text:p>
              </text:list-item>
              <text:list-item>
                <text:p>Go forward!</text:p>
              </text:list-item>
              <text:list-item>
                <text:p>Read, but not just all the tim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ference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item>
                <text:p><text:span text:style-name="T4">Hamming R. Kaiser JF, editor. You and your research. Transcription of the Bell </text:span><text:span text:style-name="T4">Communications Research Colloquium Seminar; 7 March 1986; Morristown, New </text:span><text:span text:style-name="T4">Jersey, United States. 1986. Available: </text:span><text:span text:style-name="T4">http://www.cs.virginia.edu/∼robins/YouAndYourResearch.html. Accessed 24 </text:span><text:span text:style-name="T4">September 2007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language="el" fo:country="GR" style:letter-kerning="true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language-asian="el" style:country-asian="GR" style:font-weight-asian="bold" style:font-weight-complex="bold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Επικεφαλίδα_20_1_20_Char" style:display-name="Επικεφαλίδα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language-asian="el" style:country-asian="GR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l" style:country-asian="GR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Υπότιτλος_20_Char" style:display-name="Υπότιτλος Char" style:family="graphic">
      <style:paragraph-properties style:text-autospace="none"/>
      <style:text-properties fo:color="#5a5a5a" fo:letter-spacing="0.026cm" style:font-name-asian="DejaVu Sans" style:font-family-asian="'DejaVu Sans'" style:font-family-generic-asian="roman" style:font-pitch-asian="variabl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Επικεφαλίδα_20_2_20_Char" style:display-name="Επικεφαλίδα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Τίτλος_20_Char" style:display-name="Τίτλος Ch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letter-kerning="true" style:font-name-asian="DejaVu Sans" style:font-family-asian="'DejaVu Sans'" style:font-family-generic-asian="roman" style:font-pitch-asian="variable" style:font-size-asian="26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3:50:50.383352218</meta:creation-date>
    <meta:editing-duration>P0D</meta:editing-duration>
    <meta:editing-cycles>1</meta:editing-cycles>
    <meta:generator>LibreOffice/5.3.6.1$Linux_X86_64 LibreOffice_project/30$Build-1</meta:generator>
    <dc:title>Bright Blue</dc:title>
    <meta:document-statistic meta:object-count="46"/>
  </office:meta>
</office:document-meta>
</file>